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14c66" officeooo:paragraph-rsid="00014c66"/>
    </style:style>
    <style:style style:name="P2" style:family="paragraph" style:parent-style-name="Standard">
      <style:text-properties officeooo:rsid="00016174" officeooo:paragraph-rsid="00016174"/>
    </style:style>
    <style:style style:name="P3" style:family="paragraph" style:parent-style-name="Standard">
      <style:text-properties officeooo:rsid="0001f586" officeooo:paragraph-rsid="0001f586"/>
    </style:style>
    <style:style style:name="P4" style:family="paragraph" style:parent-style-name="Standard">
      <style:text-properties officeooo:rsid="0001f586" officeooo:paragraph-rsid="0001f5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e SQL</text:p>
      <text:p text:style-name="P1"/>
      <text:p text:style-name="P1"/>
      <text:p text:style-name="P1">#1</text:p>
      <text:p text:style-name="P1">SELECT titre AS 'Titres films' </text:p>
      <text:p text:style-name="P1">FROM `film` </text:p>
      <text:p text:style-name="P1">WHERE id BETWEEN 1 AND 3</text:p>
      <text:p text:style-name="P1">AND titre LIKE '%e'</text:p>
      <text:p text:style-name="P1"/>
      <text:p text:style-name="P1">#2 </text:p>
      <text:p text:style-name="P1">SELECT titre AS titre_film, duree_min AS duree_film, resum AS resume_film </text:p>
      <text:p text:style-name="P1">FROM `film` </text:p>
      <text:p text:style-name="P1"/>
      <text:p text:style-name="P1">#3</text:p>
      <text:p text:style-name="P1">SELECT LOWER(titre) AS titres_min</text:p>
      <text:p text:style-name="P1">FROM `film` </text:p>
      <text:p text:style-name="P1">WHERE id &lt; 42 OR id &gt; 84 </text:p>
      <text:p text:style-name="P1"/>
      <text:p text:style-name="P1">#4</text:p>
      <text:p text:style-name="P1">SELECT UPPER(titre) AS titre, date_fin_affiche</text:p>
      <text:p text:style-name="P1">FROM `film`</text:p>
      <text:p text:style-name="P1">ORDER BY date_fin_affiche DESC</text:p>
      <text:p text:style-name="P1"/>
      <text:p text:style-name="P1">#5</text:p>
      <text:p text:style-name="P1">SELECT SHA1(titre) AS Titres_SHA1, MD5(titre) AS Titres_MD5</text:p>
      <text:p text:style-name="P1">FROM `film`</text:p>
      <text:p text:style-name="P1"/>
      <text:p text:style-name="P2">#6</text:p>
      <text:p text:style-name="P2">SELECT COUNT(titre) AS nombre_films</text:p>
      <text:p text:style-name="P2">FROM `film`</text:p>
      <text:p text:style-name="P2">WHERE titre LIKE 'b%'</text:p>
      <text:p text:style-name="P2"/>
      <text:p text:style-name="P2">#7</text:p>
      <text:p text:style-name="P2">SELECT titre</text:p>
      <text:p text:style-name="P2">FROM `film`</text:p>
      <text:p text:style-name="P2">WHERE LOWER(titre) </text:p>
      <text:p text:style-name="P2">LIKE '%the%' AND genre_id = 2</text:p>
      <text:p text:style-name="P2"/>
      <text:p text:style-name="P2">#8</text:p>
      <text:p text:style-name="P2">SELECT titre, date_debut_affiche AS date_debut, distrib_id, nom AS nom_distrib</text:p>
      <text:p text:style-name="P2">FROM `film`</text:p>
      <text:p text:style-name="P2">JOIN distrib</text:p>
      <text:p text:style-name="P2">ON film.distrib_id = distrib.id</text:p>
      <text:p text:style-name="P2">WHERE LOWER(titre) LIKE '%day%'</text:p>
      <text:p text:style-name="P2">ORDER BY date_fin_affiche DESC</text:p>
      <text:p text:style-name="P2"/>
      <text:p text:style-name="P2">#9</text:p>
      <text:p text:style-name="P2"/>
      <text:p text:style-name="P2"/>
      <text:p text:style-name="P2"/>
      <text:p text:style-name="P2"/>
      <text:p text:style-name="P2"/>
      <text:p text:style-name="P3"><text:soft-page-break/>#10</text:p>
      <text:p text:style-name="P3">SELECT min(titre) AS 'min id film', nom</text:p>
      <text:p text:style-name="P3">FROM `film`</text:p>
      <text:p text:style-name="P3">JOIN genre</text:p>
      <text:p text:style-name="P3">ON genre.nom = film.genre_id</text:p>
      <text:p text:style-name="P3">WHERE genre.nom = 'comedy'</text:p>
      <text:p text:style-name="P3"/>
      <text:p text:style-name="P3">#11<text:line-break/>SELECT titre, date_debut_affiche, date_fin_affiche,<text:line-break/>TIMESTAMPDIFF(HOUR, date_debut_affiche, date_fin_affiche) AS temps_affiche<text:line-break/>FROM film<text:line-break/>WHERE date_debut_affiche IS NOT NULL AND date_fin_affiche IS NOT NULL;<text:line-break/><text:line-break/>#12<text:line-break/>SELECT <text:line-break/> <text:s/>(SELECT COUNT(*) FROM abonnement WHERE abonnement.id BETWEEN 1 AND 4) AS nombre_abonnement,<text:line-break/> <text:s/>ROUND(AVG(prix), 2) AS moyenne_abonnement,<text:line-break/> <text:s/>COUNT(membre.id) AS nombre_abonnes<text:line-break/>FROM abonnement<text:line-break/>INNER JOIN membre<text:line-break/>ON abonnement.id = membre.abo_id <text:line-break/>WHERE membre.abo_id BETWEEN 1 AND 4;<text:line-break/><text:line-break/>#13<text:line-break/>SELECT nom, pourcentage_reduc<text:line-break/>FROM reduction<text:line-break/>WHERE pourcentage_reduc &gt; 0 AND pourcentage_reduc NOT IN (25)<text:line-break/>ORDER BY pourcentage_reduc DESC;<text:line-break/><text:line-break/>#14<text:line-break/>SELECT nom_salle<text:line-break/>FROM salle<text:line-break/>WHERE nbr_siege BETWEEN 100 AND 300 <text:line-break/>AND etage_salle = 2;<text:line-break/><text:line-break/>#15<text:line-break/>SELECT genre.nom AS nom_genre, MAX(film.duree_min) AS duree_max<text:line-break/>FROM genre<text:line-break/>JOIN film <text:line-break/>ON film.genre_id = genre.id<text:line-break/>GROUP BY genre.nom;<text:line-break/><text:line-break/>#16<text:line-break/>SELECT SUM(nbr_siege) AS total_places<text:line-break/>FROM salle<text:line-break/>WHERE etage_salle = 1;<text:line-break/><text:line-break/>#17<text:line-break/>SELECT membre_id, date<text:line-break/>FROM historique_membre<text:line-break/>WHERE film_id IN (453, 642)<text:line-break/><text:soft-page-break/>ORDER BY membre_id ASC;<text:line-break/><text:line-break/>#18<text:line-break/>SELECT id, titre, resum<text:line-break/>FROM film<text:line-break/>WHERE id = 42;<text:line-break/><text:line-break/>#19<text:line-break/>SELECT UPPER(distrib.nom) AS nom_distrib,<text:line-break/> <text:s/>COUNT(film.id) AS nombre_films,<text:line-break/> <text:s/>SUM(film.duree_min) AS duree_totale<text:line-break/>FROM distrib<text:line-break/>JOIN film <text:line-break/>ON distrib.id = film.distrib_id<text:line-break/>GROUP BY distrib.id, distrib.nom<text:line-break/>ORDER BY nombre_films DESC, duree_totale DESC;<text:line-break/><text:line-break/>#20<text:line-break/>SELECT <text:line-break/> <text:s/>CONCAT(UPPER(LEFT(fiche_personne.nom, 1)), LOWER(SUBSTRING(fiche_personne.nom, 2))) AS nom,<text:line-break/> <text:s/>CONCAT(UPPER(LEFT(fiche_personne.prenom, 1)), LOWER(SUBSTRING(fiche_personne.prenom, 2))) AS prenom,<text:line-break/> <text:s/>COUNT(membre.dernier_film_id) AS nombre_films_vus,<text:line-break/> <text:s/>membre.date_dernier_film AS date_dernier_film,<text:line-break/> <text:s/>film.titre AS dernier_film<text:line-break/>FROM fiche_personne<text:line-break/>JOIN membre <text:line-break/>ON fiche_personne.id = membre.id<text:line-break/>LEFT JOIN film <text:line-break/>ON membre.dernier_film_id = film.id<text:line-break/>WHERE membre.dernier_film_id IS NOT NULL<text:line-break/>GROUP BY fiche_personne.id, membre.date_dernier_film, film.titre<text:line-break/>ORDER BY nombre_films_vus DESC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21:39:41.886000000</meta:creation-date>
    <meta:generator>LibreOffice/7.5.4.2$Windows_X86_64 LibreOffice_project/36ccfdc35048b057fd9854c757a8b67ec53977b6</meta:generator>
    <dc:date>2024-11-30T20:07:24.280000000</dc:date>
    <meta:editing-duration>PT1H53M2S</meta:editing-duration>
    <meta:editing-cycles>4</meta:editing-cycles>
    <meta:document-statistic meta:table-count="0" meta:image-count="0" meta:object-count="0" meta:page-count="3" meta:paragraph-count="44" meta:word-count="370" meta:character-count="2845" meta:non-whitespace-character-count="2473"/>
  </office:meta>
</office:document-meta>
</file>